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style:font-family-generic="roman" style:font-pitch="variable"/>
    <style:font-face style:name="Bitstream Vera Serif" svg:font-family="'Bitstream Vera Serif'"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erif1" svg:font-family="'Bitstream Vera Serif'"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line-height="200%" fo:text-align="start" style:justify-single-word="false" fo:text-indent="0.2075in" style:auto-text-indent="false" style:writing-mode="lr-tb"/>
      <style:text-properties style:font-name="Times" fo:font-size="14pt" style:font-size-asian="14pt"/>
    </style:style>
    <style:style style:name="P2" style:family="paragraph" style:parent-style-name="Standard">
      <style:paragraph-properties fo:margin-left="0in" fo:margin-right="0in" fo:line-height="200%" fo:text-align="start" style:justify-single-word="false" fo:text-indent="-0.0091in" style:auto-text-indent="false" style:writing-mode="lr-tb"/>
    </style:style>
    <style:style style:name="P3" style:family="paragraph" style:parent-style-name="Standard">
      <style:paragraph-properties fo:margin-left="0in" fo:margin-right="0in" fo:line-height="200%" fo:text-align="start" style:justify-single-word="false" fo:text-indent="0in" style:auto-text-indent="false" style:writing-mode="lr-tb"/>
    </style:style>
    <style:style style:name="P4" style:family="paragraph" style:parent-style-name="First_20_line_20_indent">
      <style:paragraph-properties fo:margin-left="0in" fo:margin-right="0in" fo:line-height="200%" fo:text-align="start" style:justify-single-word="false" fo:text-indent="0.1957in" style:auto-text-indent="false" style:writing-mode="lr-tb"/>
    </style:style>
    <style:style style:name="P5" style:family="paragraph" style:parent-style-name="First_20_line_20_indent">
      <style:paragraph-properties fo:margin-left="0in" fo:margin-right="0in" fo:line-height="200%" fo:text-align="start" style:justify-single-word="false" fo:text-indent="0.1957in" style:auto-text-indent="false" style:writing-mode="lr-tb"/>
      <style:text-properties style:font-name="Times" fo:font-size="14pt" style:font-size-asian="14pt"/>
    </style:style>
    <style:style style:name="P6" style:family="paragraph" style:parent-style-name="First_20_line_20_indent">
      <style:paragraph-properties fo:margin-left="0in" fo:margin-right="0in" fo:line-height="200%" fo:text-align="start" style:justify-single-word="false" fo:text-indent="0.2in" style:auto-text-indent="false" style:writing-mode="lr-tb"/>
    </style:style>
    <style:style style:name="P7" style:family="paragraph" style:parent-style-name="First_20_line_20_indent">
      <style:paragraph-properties fo:margin-left="0in" fo:margin-right="0in" fo:line-height="200%" fo:text-align="start" style:justify-single-word="false" fo:text-indent="-0.0091in" style:auto-text-indent="false" style:writing-mode="lr-tb"/>
    </style:style>
    <style:style style:name="P8" style:family="paragraph" style:parent-style-name="First_20_line_20_indent">
      <style:paragraph-properties fo:margin-left="0in" fo:margin-right="0in" fo:line-height="200%" fo:text-align="start" style:justify-single-word="false" fo:text-indent="-0.0193in" style:auto-text-indent="false" style:writing-mode="lr-tb"/>
    </style:style>
    <style:style style:name="P9" style:family="paragraph" style:parent-style-name="First_20_line_20_indent">
      <style:paragraph-properties fo:margin-left="0in" fo:margin-right="0in" fo:line-height="200%" fo:text-align="start" style:justify-single-word="false" fo:text-indent="0in" style:auto-text-indent="false" style:writing-mode="lr-tb"/>
    </style:style>
    <style:style style:name="P10" style:family="paragraph" style:parent-style-name="Hanging_20_indent">
      <style:paragraph-properties fo:margin-left="-0.0091in" fo:margin-right="0in" fo:margin-top="0in" fo:margin-bottom="0.0835in" loext:contextual-spacing="false" fo:line-height="200%" fo:text-align="start" style:justify-single-word="false" fo:text-indent="-0.1957in" style:auto-text-indent="false" style:writing-mode="lr-tb">
        <style:tab-stops>
          <style:tab-stop style:position="0.3929in"/>
        </style:tab-stops>
      </style:paragraph-properties>
    </style:style>
    <style:style style:name="P11" style:family="paragraph" style:parent-style-name="Hanging_20_indent">
      <style:paragraph-properties fo:margin-left="-0.0091in" fo:margin-right="0in" fo:margin-top="0in" fo:margin-bottom="0.0835in" loext:contextual-spacing="false" fo:text-align="start" style:justify-single-word="false" fo:text-indent="-0.1957in" style:auto-text-indent="false" style:writing-mode="lr-tb">
        <style:tab-stops>
          <style:tab-stop style:position="0.3929in"/>
        </style:tab-stops>
      </style:paragraph-properties>
    </style:style>
    <style:style style:name="P12" style:family="paragraph" style:parent-style-name="Preformatted_20_Text">
      <style:paragraph-properties fo:line-height="200%" fo:text-align="start" style:justify-single-word="false" style:writing-mode="lr-tb"/>
      <style:text-properties style:font-name="Times" fo:font-size="14pt" style:font-size-asian="14pt"/>
    </style:style>
    <style:style style:name="P13" style:family="paragraph" style:parent-style-name="Preformatted_20_Text">
      <style:paragraph-properties fo:line-height="200%" fo:text-align="start" style:justify-single-word="false" style:writing-mode="lr-tb"/>
    </style:style>
    <style:style style:name="P14" style:family="paragraph" style:parent-style-name="Preformatted_20_Text">
      <style:paragraph-properties fo:margin-left="0in" fo:margin-right="0in" fo:line-height="200%" fo:text-align="start" style:justify-single-word="false" fo:text-indent="0.2091in" style:auto-text-indent="false" style:writing-mode="lr-tb"/>
    </style:style>
    <style:style style:name="P15" style:family="paragraph" style:parent-style-name="Preformatted_20_Text">
      <style:paragraph-properties fo:margin-left="0in" fo:margin-right="0in" fo:line-height="200%" fo:text-align="start" style:justify-single-word="false" fo:text-indent="0.2091in" style:auto-text-indent="false" style:writing-mode="lr-tb"/>
      <style:text-properties style:font-name="Times" fo:font-size="14pt" style:font-size-asian="14pt"/>
    </style:style>
    <style:style style:name="P16" style:family="paragraph" style:parent-style-name="Preformatted_20_Text">
      <style:paragraph-properties fo:margin-left="0in" fo:margin-right="0in" fo:line-height="200%" fo:text-align="start" style:justify-single-word="false" fo:text-indent="0.2in" style:auto-text-indent="false" style:writing-mode="lr-tb"/>
    </style:style>
    <style:style style:name="P17" style:family="paragraph" style:parent-style-name="Preformatted_20_Text">
      <style:paragraph-properties fo:margin-left="0in" fo:margin-right="0in" fo:line-height="200%" fo:text-align="start" style:justify-single-word="false" fo:text-indent="0.2075in" style:auto-text-indent="false" style:writing-mode="lr-tb"/>
      <style:text-properties style:font-name="Times" fo:font-size="14pt" style:font-size-asian="14pt"/>
    </style:style>
    <style:style style:name="P18" style:family="paragraph" style:parent-style-name="Preformatted_20_Text" style:master-page-name="Standard">
      <style:paragraph-properties fo:line-height="200%" fo:text-align="start" style:justify-single-word="false" style:page-number="auto" style:writing-mode="lr-tb"/>
      <style:text-properties style:font-name="Times" fo:font-size="14pt" style:font-size-asian="14pt"/>
    </style:style>
    <style:style style:name="P19" style:family="paragraph" style:parent-style-name="Preformatted_20_Text">
      <style:paragraph-properties fo:margin-left="0in" fo:margin-right="0in" fo:line-height="200%" fo:text-align="start" style:justify-single-word="false" fo:text-indent="0in" style:auto-text-indent="false" style:writing-mode="lr-tb"/>
    </style:style>
    <style:style style:name="T1" style:family="text">
      <style:text-properties style:font-name="Times" fo:font-size="14pt" style:font-size-asian="14pt"/>
    </style:style>
    <style:style style:name="T2" style:family="text">
      <style:text-properties style:font-name="Times" fo:font-size="14pt" fo:font-weight="bold" style:font-size-asian="14pt" style:font-weight-asian="bold"/>
    </style:style>
    <style:style style:name="T3" style:family="text">
      <style:text-properties style:font-name="Times" fo:font-size="14pt" fo:font-style="italic" style:font-size-asian="14pt"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3"><text:span text:style-name="T1">======================================</text:span></text:p>
      <text:p text:style-name="P13"><text:span text:style-name="T2">EARLY HISTORY OF ROKUGAN</text:span></text:p>
      <text:p text:style-name="P13"><text:span text:style-name="T1">BY HANTEI KAJIMITSU</text:span></text:p>
      <text:p text:style-name="P13"><text:span text:style-name="T1">======================================</text:span></text:p>
      <text:p text:style-name="P12"/>
      <text:p text:style-name="P13"><text:span text:style-name="T1">F O R E W O R D</text:span></text:p>
      <text:p text:style-name="P12"/>
      <text:p text:style-name="P14"><text:span text:style-name="T1">My discussion of Pre-Imperial Rokugan and the foundation of the Empire should be extremely oriented toward the spread of shugendo and the building of temples by the kami.</text:span></text:p>
      <text:p text:style-name="P13"><text:span text:style-name="T1">~HK</text:span></text:p>
      <text:p text:style-name="P12"/>
      <text:p text:style-name="P13"><text:span text:style-name="T1">G E O G R A P H Y</text:span></text:p>
      <text:p text:style-name="P12"/>
      <text:p text:style-name="P13"><text:span text:style-name="T1">MOUNTAINS, RIVERS AND FORESTS</text:span></text:p>
      <text:p text:style-name="P12"/>
      <text:p text:style-name="P13"><text:span text:style-name="T1"><text:tab/>The land of Rokugan is expansive and diverse. Mountains, volcanoes and hot springs are found throughout. There are five mountain ranges: the Great Wall </text:span><text:soft-page-break/><text:span text:style-name="T1">of the North which runs across the northern edge of Rokugan, the Mountains of Regret along the northeastern coast between Crane and Phoenix lands, the Spine of the World Mountains which bisects Rokugan in half on a northwest-southeast diagonal, the Wall above the Ocean between southern Crane lands and Crab lands, and the Twilight Mountains along the border of the Crab lands and the Shadowlands.</text:span></text:p>
      <text:p text:style-name="P13"><text:span text:style-name="T1"><text:tab/>Aside from the mountains, the great Sea of the Sun Goddess lies to the east and southeast of Rokugan and beyond. the Mantis Islands lie to the southeast of Rokugan, offshore from Crane lands. Bodies of fresh water dot and cut through Rokugan. The River of the Unexpected Hero runs out of the northwestern corner of the Spine of the World Mountains and feeds into the Chrysanthemum Petal Lake. The River of the Last Stand runs along the border between Rokugan and the Shadowlands, and gives rise to the cursed Black Finger River and River of the Dark Moon.</text:span></text:p>
      <text:p text:style-name="P13"><text:span text:style-name="T1"><text:tab/>Rokugan's most complicated and extensive watershed is fed by the springs and rains flowing out of the Great Wall of the North at two places. Waters originating north of Unicorn lands feed Dragon Lake, which feeds Firefly River and Sleeping River. Firefly River runs into the White Shore Lake and also waters the Unicorn plains and branches into the Sleeping River somewhere between the </text:span><text:soft-page-break/><text:span text:style-name="T1">two lakes. Across Rokugan, waters north of the Phoenix lands feed the Drowned Merchant River, which flows westward until it meets the Sleeping River. At this point the waters become the River of Gold, and not far south the River of Gold branches to create the Three Sides River.</text:span></text:p>
      <text:p text:style-name="P13"><text:span text:style-name="T1"><text:tab/>The River of Gold cuts across the Spine of the World and then flows slowly southward through Scorpion Lands until a branch just above the Wall above the Ocean. The western branch is the White Gold River which feeds the Cherry Blossom Snow Lake, and the eastern branch continues until the mouth at Earthquake Fish Bay.</text:span></text:p>
      <text:p text:style-name="P13"><text:span text:style-name="T1"><text:tab/>Three Sides River and its watershed are the most contested and bloody area of Rokugan's history, sharing borders with Lion, Crane and Scorpion lands. It runs along the northern side of the Spine, under Beiden Pass Bridge and into the Lake of Sorrows. From the Lake of Sorrows flows the River of the Hour of the Wolf, which feeds the Red Lake, and the River of the Blind Monk, which continues along the northern side of the Spine to its mouth in the Sea of the Sun Goddess.</text:span></text:p>
      <text:p text:style-name="P13"><text:span text:style-name="T1">Rokugan has only two major forested regions: Shinomen Mori and Isawa Mori. Shinomen Mori (Hidden Forest) is a vast jungle between Scorpion and Crab Lands, said to be the home of the sleeping Naga. Isawa Mori is a cold forest in Phoenix Lands.</text:span></text:p>
      <text:p text:style-name="P13"><text:soft-page-break/><text:span text:style-name="T1">~HK</text:span></text:p>
      <text:p text:style-name="P12"/>
      <text:p text:style-name="P12"/>
      <text:p text:style-name="P13"><text:span text:style-name="T1">A GEOPOLITICAL DISCUSSION OF ROKUGAN</text:span></text:p>
      <text:p text:style-name="P12"/>
      <text:p text:style-name="P12"/>
      <text:p text:style-name="P13"><text:span text:style-name="T1">======================================</text:span></text:p>
      <text:p text:style-name="P12"/>
      <text:p text:style-name="P13"><text:span text:style-name="T1">HISTORY OF ROKUGAN</text:span></text:p>
      <text:p text:style-name="P12"/>
      <text:p text:style-name="P12"/>
      <text:p text:style-name="P13"><text:span text:style-name="T1">THE CREATION OF THE WORLD</text:span></text:p>
      <text:p text:style-name="P19"><text:span text:style-name="T1"><text:tab/>Four significant things can be observed from this story: the Three Sins of Nothing, the power of names, the passive role of our Lady Sun and Lord Moon in the shaping of the earth, and the origin of the Fortunes.</text:span></text:p>
      <text:p text:style-name="P19"><text:span text:style-name="T1"><text:tab/>Existence came about because of the Three Sins of Nothing. Fear, Desire and Regret are the Three Sins that perpetuate the cycle of harmful karma that chains all sentient beings to the cycle of existence. According to Shinseist </text:span><text:soft-page-break/><text:span text:style-name="T1">tradition, only when all sentient beings have attained enlightenment and the Three Sins of Nothing have been extinguished will the sufferings of existence be ended.</text:span></text:p>
      <text:p text:style-name="P19"><text:span text:style-name="T1"><text:tab/>However, once existence came about, it was chaotic, formless and nameless. The Three Gods Whose Names Cannot Be Spoken gave up their names to create Lady Sun and Lord Moon, who would bring shape to the world by naming it. The power of names is established from the beginning of Rokugan's history, and names remain a powerful and valuable part of all things. Evil sorcerers recognize the power of names, and covet great names to empower their dark magic.</text:span></text:p>
      <text:p text:style-name="P19"><text:span text:style-name="T1"><text:tab/>It was also through names that Lady Sun and Lord Moon shaped the earth. All they did was recognize the earth and name it. Once they had named the earth, they only needed to watch as the earth took its own shape. The gods of Rokugan do not see fit to hurl thunderbolts and speak to mortals, but instead watch them in cold, noble detachment.</text:span></text:p>
      <text:p text:style-name="P19"><text:span text:style-name="T1"><text:tab/>The Fortunes, on the other hand, are very much involved with Rokugan and its creatures. Note that the Fortunes have form only because of the dreams of sentient creatures. They rely on us as much as we rely on them. However, we should not assume that they are therefore very much like humans. They are divine beings and cannot be compared to our kind.</text:span></text:p>
      <text:p text:style-name="P13"><text:span text:style-name="T1">~HK</text:span></text:p>
      <text:p text:style-name="P12"><text:soft-page-break/></text:p>
      <text:p text:style-name="P13"><text:span text:style-name="T1">PRE-IMPERIAL HISTORY</text:span></text:p>
      <text:p text:style-name="P19"><text:span text:style-name="T1"><text:tab/>Before the rise of our Great Ancestors humanity amounted to little. Their hands ran red with blood, they ate ravenously the flesh of animals, and their bodies were unbathed and ungroomed. The original religious practices of the unguided peasants included the worship of local gods and minor fortunes who could bless families and land with fertility, prosperity and good fortune or wrack them with disasters and sterility. Maho cults also existed and although not all human beings practiced maho, the practice of maho was both commonplace and accepted. Ancient maho practices were identical to modern maho, except that they were commonplace and not illegalized. Using sacrifices of blood and children, cultists sought to appease the dark gods of Jigoku and yield crops from the soil. Because agricultural techniques of the early humans were undeveloped, the thirst of the soil for their blood was great.</text:span></text:p>
      <text:p text:style-name="P9"><text:span text:style-name="T1"><text:tab/>These preimperial humans lived in farming villages much like those that exist today, farming in the same basic way with less advanced techniques. However, they were controlled by local warlords who fought frequently. It is not to be said that these warlords constituted a government. They rose and fell too quickly to establish a society, and the villages only interacted with the warlords to </text:span><text:soft-page-break/><text:span text:style-name="T1">the extent that they were forced to pay them tribute and levies.</text:span></text:p>
      <text:p text:style-name="P9"><text:span text:style-name="T1"><text:tab/>Shinseism also predates the Empire. It was not a centralized ideology at the time, but represented a rejection of the physical domination of brutal warlords and spiritual domination of barbaric maho. Self-sufficient monastic communities existed wherever there was a place isolated enough that a walled compound could be built. Local warlords could not destroy the monasteries or bring them under their control because it would have been too costly. There would have been a cost in raising the anger of the peasants because the monks taught the peasants what wisdom they had accumulated and sheltered the needy. There would have also been a cost in soldiers, as the monks were highly skilled in hand-to-hand combat.</text:span></text:p>
      <text:p text:style-name="P4"><text:span text:style-name="T1">~HK</text:span></text:p>
      <text:p text:style-name="P12"/>
      <text:p text:style-name="P13"><text:span text:style-name="T1">THE FOUNDING OF THE EMPIRE</text:span></text:p>
      <text:p text:style-name="P12"/>
      <text:p text:style-name="P9"><text:span text:style-name="T1"><text:tab/>The founding of the Empire, to be adminstrated by the Great Ancestors and their families and servants under the enlightened rule of the Imperial Hantei, began history as we know it 1,100 years ago. The driving force behind the formation of the seven Great Clans and the uniting of the Empire was birth of the religion of the Celestial Order and the Seven Fortunes (Shugendo) under Hantei, in the hills of </text:span><text:soft-page-break/><text:span text:style-name="T1">what would become Otosan Uchi. The first Hantei was the High Priest of Shugendo, whose priests were the first shugenja. The shugenja were the first mortals to bestow the blessings of clean magic, as fortune had just turned to favor the mortal man. Hantei also comanded an army of warlords who were in awe of his majesty and the power of the shugenja. He sent his greatest vassals, who would become the Great Ancestors of the seven Great Clans, with fledgling armies to the task of uniting the land under his reign and Shugendo.</text:span></text:p>
      <text:p text:style-name="P9"><text:span text:style-name="T1"><text:tab/>The Great Ancestors followed the same strategies to unify the lands under the Hantei. They marched through the lands with their armies and demanded audience with the warlords as they passed through their territory. If they could gain audience, they explained to the warlords the benefits of swearing fealty to one of the chosen leaders of the Hantei's Emerald Empire. Under the Hantei, the warlord would be granted the opportunity to serve honorably in the army of a vassal of the Hantei, and a chance to lead troops if they were powerful or competent. They would also gain a temple to the Fortunes and priests of Shugendo to bless the land and those who live there. In exchange for these gifts they would be required to serve fealty to the Great Ancestor, surrender their illegitimately acquired lands to Hantei, pay taxes to their new lord and to Hantei, and forswear the uncleanness of maho. In the case of more powerful warlords, they would be permitted to maintain </text:span><text:soft-page-break/><text:span text:style-name="T1">stewardship of their lands in the name of Hantei. In such cases, to help out the peasants and ease the tax burden on his vassals, the Great Ancestors sometimes even offered to shelter portions of the harvests from taxation by misrepresenting the productivity of the lands in censuses.</text:span></text:p>
      <text:p text:style-name="P9"><text:span text:style-name="T1"><text:tab/>Presented with this offer, if the warlord accepted, then he could become a samurai or commander of troops in service of a Great Ancestor, and perhaps the steward of his lands in the name of Hantei. If he rejected the offer, or refused the Great Ancestor an audience, then he would be destroyed by the armies and magic of the vassals of the Hantei and his villages would be awarded to a loyal vassal of the Great Ancestor. In this way the Great Ancestors united the lands of Rokugan, raising powerful armies as they went. Monasteries were spared the sword, allowed to remain as they were so long as they accepted the rule of Hantei. Many warlords resisted in the early years, but the Great Ancestors were relentless in their dedication to unify the lands beneath Hantei, and resistance decreased.</text:span></text:p>
      <text:p text:style-name="P9"><text:span text:style-name="T1"><text:tab/>The basic unit of pre-Imperial society was the village, home to peasants who farmed the lands of Lady Sun. Groups of villages would be exploited by local warlords, whose boundaries would shift frequently. The basic unit of Imperial society is the domain ruled by a daimyo, made up of villages and at least one castle town. Under either system, the essential way of life of peasants in the villages is </text:span><text:soft-page-break/><text:span text:style-name="T1">the same: the peasants work the land and give a portion of their produce to an outside force. However, Imperial rule had several benefits for peasants that rule by the warlords did not: Shugendo, stability and rule of law. They gained access to temples to the Fortunes and to priests, who could bless their families and lands without resorting to unclean and destructive maho. They were brought under the rule of law administered by the magistrates of the daimyo and Hantei, a far less capricious system than the whims of warlords. This law system further improved the productivity of their lands through a superior system of water distribution. They were brought under a regulated tax system rather than being subjected to arbitrary levies and tributes extorted to the greatest extent possible by a warlord. They finally gained a measure of protection from natural disasters, since daimyo will help villages in times of drought, famine, plague and fire that under the warlords would have meant lean times if not outright starvation. The order and justice instituted by the Imperial government was a boon for the peassants. However, aside from an improvement in their lot, the lives of peasants were not significantly changed, and thus they submitted completely to the conquest of Hantei and his vassals.</text:span></text:p>
      <text:p text:style-name="P9"><text:span text:style-name="T1"><text:tab/>After the Great Clans formed, the Great Families and their Houses crystallized within them over a period of perhaps a century. The formation of these </text:span><text:soft-page-break/><text:span text:style-name="T1">structures within the Clans was a natural consequence of the organization of the Clans into domains ruled by daimyo in castles. The daimyo who had originally been more powerful warlords replaced their walled manors with castles that could not be stormed by an army. These daimyo would have swallowed up any neighbors who failed to build castles, and they would have become vassals to the daimyo with a castle. In a single generation, every domain was ruled by a daimyo in a castle. The daimyo founded Houses which in many cases persist today.</text:span></text:p>
      <text:p text:style-name="P9"><text:span text:style-name="T1"><text:tab/>A House is a group of samurai lineages descended from the lineage of the daimyo and the lineages of the samurai who swore fealty to him. All the samurai in a House swear fealty only to the daimyo of the House, except for the daimyo, who swears fealty to the Family daimyo.</text:span></text:p>
      <text:p text:style-name="P9"><text:span text:style-name="T1"><text:tab/>A Family is composed of the domains of the daimyo of several Houses, including the House of the Family daimyo. Initially Families did not exist. Instead, there were loose confederations of Houses based on geopolitics and led by the most powerful daimyo. These super-daimyo were distinguished by having the largest armies of bushi and sufficient wealth to supply them and sustain a siege that could take a castle. Their neighbors had to swear fealty to them, and the other Houses had to follow their lead. During the Day of Thunder war with the Shadowlands, Hantei needed a greater degree of organization in their Clan to </text:span><text:soft-page-break/><text:span text:style-name="T1">successfully fight the Horde, and ordered the Great Ancestors to require that their lesser Houses swear fealty to the greatest Houses among them. This hastened the crystallization of Families composed of Houses </text:span>within the Great Clans.</text:p>
      <text:p text:style-name="P6"><text:span text:style-name="T1">~HK</text:span></text:p>
      <text:p text:style-name="P12"/>
      <text:p text:style-name="P13"><text:span text:style-name="T1">THE DAY OF THUNDER</text:span></text:p>
      <text:p text:style-name="P19"><text:span text:style-name="T1"><text:tab/>The invasion of Fu Leng's demons from the Shadowlands, coming of the Shinsei, and subsequent Day of Thunder were crucially formative in the history of the Empire. It was out of these events that the roles of the Clans and the final shape of the Celestial Order came about. The Shadowlands invasion was a flood of goblins led by ogres and oni who poured into the Empire without warning. Unicorn, Crab and Scorpion lands were flooded by monsters whose further advance seemed likely.</text:span></text:p>
      <text:p text:style-name="P9"><text:span text:style-name="T1"><text:tab/>Already organized into armies and freshly organized into Families, the Empire reacted immediately to the threat, led by Hantei and his vassals the Great Ancestors. The armies of the Great Clans were organized into Imperial Legions and led to the southwest, where they faced stiff resistance from the demons and swarms of monsters of Fu Leng. As the Empire suffered great losses and victory was uncertain, a prophet named Shinsei dared to approach the Emperor. Shinsei </text:span><text:soft-page-break/><text:span text:style-name="T1">prophesied to Hantei that it was possible to defeat the Shadowlands by leading warriors against Fu Leng himself deep in the Shadowlands, and that victory was assured because Fortune had turned to favor the mortal man. Impressed by the wisdom and martial prowess of Shinsei, Hantei accepted the advice of Shinsei in selecting the vassals who would serve him at the cost of their lives by going into the Shadowlands to face Fu Leng. These people, the first Thunders, were called samurai by Hantei, meaning “one who serves.” Shinsei and the Thunders went into the Shadowlands to face Fu Leng, and the armies of Hantei pushed back the Shadowlands Horde.</text:span></text:p>
      <text:p text:style-name="P5"/>
      <text:p text:style-name="P7"><text:span text:style-name="T1">THE CELESTIAL ORDER</text:span></text:p>
      <text:p text:style-name="P9"><text:span text:style-name="T1"><text:tab/>After the war the Celestial Order took on its modern shape. At the top would be Amaterasu and her chosen son the Hantei, rightful owner of the earth and the land of Rokugan. Beneath Hantei are his vassals the samurai, “those who make war,” who are the stewards of the Emperor's land and the defenders of his enlightened reign. The purpose of a samurai is to serve a lord with absolute dedication and to act as an example of a purposeful, enlightened and cultured lifestyle.</text:span></text:p>
      <text:p text:style-name="P9"><text:span text:style-name="T1"><text:tab/>One is considered to have worth in the Celestial Order based on their </text:span><text:soft-page-break/><text:span text:style-name="T1">contribution to the Empire. The leadership of the Hantei and his vassals is their contribution. Non-samurai, who are called heimin (half-people) and hinin (non-people), have value based on what they produce or how they labor. The heimin are just beneath the samurai. They are farmers, artisans and merchants. Farmers produce food and artisans produce finished goods, so it is without question that the Empire needs them. Merchants do not actually produce anything, but only buy and sell what others produce. Therefore they are the least valued among the heimin class. Below heimin are hinin, or non-people. Hinin include entertainers, criminals and eta. Entertainers produce nothing of value and promote low moral standards, so they are considered to be hinin. Criminals violate the law of the Emperor thus harming the Empire and therefore have no rights inside the Celestial Order. Eta are the untouchable class, so rendered by the uncleanness of their professions. Eta include tanners, butchers, nightsoil carriers, undertakers and torturers. Anybody who handles blood, human waste or who kills animals for a living is an eta.</text:span></text:p>
      <text:p text:style-name="P9"><text:span text:style-name="T1"><text:tab/>Within this Celestial Order all humans have their place in the Empire and contribute to the moral and physical welfare of the Empire according to their inherited responsibilities. There is little migration between these classes. Obviously anybody who is convicted of a crime potentially could become hinin, and this is the most common reason for class migration. However it is occasionally the case </text:span><text:soft-page-break/><text:span text:style-name="T1">that a lord will accept a heimin as a vassal, thus making their family samurai and full people in his service.</text:span></text:p>
      <text:p text:style-name="P5"/>
      <text:p text:style-name="P4"><text:span text:style-name="T1">CLAN ORGANIZATION AND FUNCTION</text:span></text:p>
      <text:p text:style-name="P9"><text:span text:style-name="T1"><text:tab/>Although each Clan has a unique philosophical and cultural heritage, the Clans of Rokugan are all fundamentally Rokugani and function on the same model, doing the same basic things. All Clans are concerned with the business of growing food, taxing the peasants and defending their territory with military power.</text:span></text:p>
      <text:p text:style-name="P9"><text:span text:style-name="T1"><text:tab/>The staple of the Rokugani diet and the foundation of its economy is rice. Rice is measured in koku, which is the volume of rice necessary to feed a man for a year. Wherever the land is sufficiently fertile and there is enough water, Rokugani peasants grow rice. </text:span>Where rice is not viable, the peasants grow soybeans, wheat, barley, millet and sorghum. However it is rice that is used as the measure of the wealth of land. Each year, tax collectors ride out to survey the lands based on their productivity and negotiate the year's taxes.</text:p>
      <text:p text:style-name="P9"><text:tab/>Each year, taxes of rice and corvee labor are levied by the daimyo of the domain, the daimyo of the Family, the daimyo of the Clan and the Emperor. Taxes can also be paid in goods, such as silk or gold. The daimyo derive their wealth from the rice harvest. Samurai are paid fixed stipends of koku each year based on their rank in their daimyo's army. All samurai, whether or not they are bushi, hold a rank in the armies at least for official <text:soft-page-break/>purposes.</text:p>
      <text:p text:style-name="P9"><text:tab/>In addition to paying their samurai, daimyo also stockpile rice to prepare for disaster. This is mainly an activity of the Family and Clan daimyo, who are concerned about supporting their vassals. When famine or some other disaster strikes, a House daimyo will ask his Family daimyo for help in the form of rice or money, and the loan will be made at low interest. The ability to materially aid vassals is one of the factors that sustains a daimyo's legitimate claim to leadership.</text:p>
      <text:p text:style-name="P9"><text:tab/>Another goal of all daimyo is to be able to organize large numbers of soldiers. In this way, the House daimyo can maintain an army, and the Family and Clan daimyo can call on their vassals to send soldiers to form a larger army. This is necessary to successfully defend against or attack other Clans. If a large force attacks the domain of even a single House daimyo, the Family daimyo will want to mobilize soldiers from the neighboring domains to send to defend the threatened daimyo. Although they may be in competition with the threatened daimyo, it is in the best interests of the entire Family and Clan to defend one another from invasion.</text:p>
      <text:p text:style-name="P9"><text:tab/>The center of a domain is the daimyo's manor. Although poorer daimyo in smaller domains may only have a walled house, most daimyo, especially the daimyo of Houses, have a castle as their manor. If a samurai is not performing duties in the countryside, most daimyo require them to live around his castle, so that he can keep a close eye on them. Therefore towns with service industries grow around their castles to support the <text:soft-page-break/>samurai population.</text:p>
      <text:p text:style-name="P9"><text:tab/>Within his domain the power of the daimyo is absolute. He has the power of life and death over his samurai vassals and all the heimin and hinin who live in his domain. He is responsible for administrating the land in the name of the Emperor, for keeping ready an army to serve the needs of his Family and Clan daimyo and the Imperial Legions, and for upholding the Celestial Order and the justice of the Emperor. Emerald Magistrates only become involved in a case if very unusual circumstances are involved, or if the daimyo calls for them, or if the daimyo is suspect. Otherwise, the magistrates of the daimyo have absolute jurisdiction.</text:p>
      <text:p text:style-name="P9"><text:tab/>It is also the case that the shugenja Family of a Clan is different from the Family that leads the Clan. Shortly after the Day of Thunder, as the samurai caste settled down and became increasingly tied to their lands, their lords began to worry about rebellion by vassals located far from the shadow of their castles. To control their vassals, daimyo wished to keep their families as hostages at their castles, but their vassals would not have it. So instead, schools for training samurai in professions were established under the administration of the Families. In particular, the shugenja schools were established at the castles of the smallest and weakest, and therefore most trustworthy, Families of each Clan (except in the unusual case of the Phoenix Clan). In addition, magnificent temple compounds were constructed in those cities, and estates were constructed as well, making the castle-towns of the daimyo of the shugenja Families among the most lavish cities <text:soft-page-break/>in Rokugan.</text:p>
      <text:p text:style-name="P5"/>
      <text:p text:style-name="P10"><text:span text:style-name="T1">TRADE IN ROKUGAN</text:span></text:p>
      <text:p text:style-name="P9"><text:span text:style-name="T1"><text:tab/>Trade in Rokugan is difficult to understand, since the economy is based on the annually fluctuating koku. Most samurai do not even understand anything about trade. This is in part due to the restriction against mercantile activity by samurai, and in part due to the lowly stature of merchants in the Celestial Order. However some samurai do understand commerce and run businesses, serving as liasons with other samurai and important clients and administrating their businesses rather than actually doing the unsavory job of selling things.</text:span></text:p>
      <text:p text:style-name="P9"><text:span text:style-name="T1"><text:tab/>Local goods tend to be very affordable. However, no domain can meet all of its needs locally, and so they must have merchants to trade for goods from other merchants. This can extend the reach of a domain to within the bounds of its Family, perhaps even its Clan. It is slightly more expensive to buy traded goods since merchants raise prices to profit, but it is still more affordable than the other alternatives.</text:span></text:p>
      <text:p text:style-name="P9"><text:span text:style-name="T1"><text:tab/>If a product is not available locally or from local merchants then it must be gained from a caravan or from trade over seas. Caravans are high-risk because they may suffer from bandits or other disasters in travel. Therefore they must employ </text:span><text:soft-page-break/><text:span text:style-name="T1">expensive guards. In addition, they are subject to tariffs as they pass through Clan borders. These two factors make any good gained through a caravan very expensive. However, sea trade is in general even more expensive, since sea travel is even riskier than caravan travel, and since their cargoes are subject to port duties.</text:span></text:p>
      <text:p text:style-name="P9"><text:span text:style-name="T1"><text:tab/>To guarantee the self-sufficiency of their domains, a daimyo employs merchant families in perpetuity. These arrangements generally date back to the founding of the daimyo's castle-town, and are made between a merchant family and the daimyo's lineage, so they transcend single generations. This merchant family will in turn have arrangements and relationships with other merchants and merchant families, so that they can procure the goods needed for their daimyo.</text:span></text:p>
      <text:p text:style-name="P9"><text:span text:style-name="T1"><text:tab/>However, the permanent nature of these arrangements means that the trade environment of Rokugan changes over generations. Domains develop new sectors of their economies that previously lay fallow, but the merchants lack the relationships to sell them. Similarly, domains develop needs for resources that they do not have arrangements to acquire. For this reason, some daimyo have samurai vassals who are trained in commerce and go out to other domains to establish new trade relationships, acting as intermediaries between various intermediaries and daimyo.</text:span></text:p>
      <text:p text:style-name="P5"><text:soft-page-break/></text:p>
      <text:p text:style-name="P11"><text:span text:style-name="T1">THE CLAN CHARTERS</text:span></text:p>
      <text:p text:style-name="P8"><text:span text:style-name="T1">AND A PRESENT-DAY ANALYSIS OF THE GREAT CLANS</text:span></text:p>
      <text:p text:style-name="P9"><text:span text:style-name="T1"><text:tab/>Even as the Celestial Order was finalized to define society for all the subjects of Hantei, so too were the roles of the Seven Great Clans better defined after the Day of Thunder. The roles of the Clans were already clear, but not until this point did they incorporate these special responsibilities into their Clan Charters.</text:span></text:p>
      <text:p text:style-name="P5"/>
      <text:p text:style-name="P4"><text:span text:style-name="T1">THE CRAB CLAN</text:span></text:p>
      <text:p text:style-name="P9"><text:span text:style-name="T1"><text:tab/>The Crab Clan realized that it had the most dangerous border in the Empire, facing the Shadowlands and Fu Leng's demons. They would be forced to protect their southwestern border actively, or face constant goblin incursions into their lands. Given that they would be patrolling that border regardless, they offered to the Emperor that this be the duty of the Crab Clan to Hantei. Thus the Crab Clan assumes the role of the protectors of the Empire against the Shadowlands.</text:span></text:p>
      <text:p text:style-name="P4"><text:span text:style-name="T1">The Crab Clan lands have rich iron deposits as well as good land for growing tea, so the Crab Clan's tea plantations and iron mines are the main source of surpluses of both resources for the Empire. Unfortunately for the Crab Clan they </text:span><text:soft-page-break/><text:span text:style-name="T1">are in a particularly poor location to trade with the rest of Rokugan, surrounded as they are by the Shinomen Forest, the Shadowlands and mountains. Crab merchants can only trade effectively with the Crane, Scorpion, Unicorn and Mantis Clans. Although the Mantis are very willing to buy Crab resources, the Crane are the only ones in a position to sell them easily throughout the Empire. For this reason, the Crane Clan exploit the Crab as much as possible, buying up their tea and iron at the lowest prices they can negotiate and then trading them for profit with the rest of the Empire. The Crab sell as much as they can to the Scorpion and Unicorn before suffering Crane prices.</text:span></text:p>
      <text:p text:style-name="P9"><text:span text:style-name="T1"><text:tab/>There are five Families in the Crab Clan: Hida, Kuni, Kaiu, Hiruma and Yasuki.</text:span></text:p>
      <text:p text:style-name="P9"><text:span text:style-name="T1"><text:tab/>The Hida Family leads the Crab Clan, with the daimyo in the lineage of Hida holding the position of Crab Clan Champion. They are located in southern Crab lands near Earthquake Fish Bay.</text:span></text:p>
      <text:p text:style-name="P9"><text:span text:style-name="T1"><text:tab/>The Kuni Family is the shugenja family of the Crab Clan.</text:span></text:p>
      <text:p text:style-name="P9"><text:span text:style-name="T1"><text:tab/>The Hiruma Family is a smaller Family that was seriously stricken in the Battle of the Cresting Wave, having lost a stretch of their land including their capital and ancestral castle, Haiko no Hiruma. As a result of this disaster, the Hiruma Family bears an ugly and shameful mar. They moved their capital to </text:span><text:soft-page-break/><text:span text:style-name="T1">another castle, and the leadership of the family was transferred to its daimyo, whose lineage was connected to Hiruma through a distant male relative trimmed from Hiruma's family tree and through a hasty marriage to one of the former daimyo's daughters. His House and lineage were renamed Hiruma, and the remnants of the old, displaced House of Hiruma were scattered in fealty to the various daimyo of the Hiruma Family to prevent them from organizing any kind of coup against the new daimyo.</text:span></text:p>
      <text:p text:style-name="P9"><text:span text:style-name="T1"><text:tab/>The Hiruma Family's role has been unchanged by their tragic loss. Their founder Hiruma ranked as Lord Hida's second-in-command, serving Lord Hida as a clever and brilliant scout. In his memory many Hiruma samurai act as scouts who journey into the Shadowlands to observe the movements and populations of goblins. This is important because goblins are the staple of Shadowlands raiding parties. Raiding parties of ogres constantly are trying to cross the Wall to live off of comparatively lush Crab lands by mobilizing groups of goblins to threaten a concentrated part of the Wall, preoccupying the defenses at that point so completely that the ogres are able to slip through shaken ashigaru defenders. Goblins are willing to risk their lives in this fashion because it is a mark of prestige and a rite of passage to survive such a raid, and because they are pushed very forcibly by the ogres if they resist. Hiruma scouts can cope with this problem by </text:span><text:soft-page-break/><text:span text:style-name="T1">tracking the ogres and determining when and where they are likely to try to attack the Wall, allowing the Crab Clan to harden the Wall around that area with samurai bushi who have the mental fortitude and discipline to maintain an effective defense in the face of a large force of goblins. The scouts also watch the populations to predict when a “Twenty Goblin Winter,” a year when the goblin populations expand rapidly allowing ogres to greatly increase the frequency and intensity of raids, will happen.</text:span></text:p>
      <text:p text:style-name="P5"/>
      <text:p text:style-name="P4"><text:span text:style-name="T1">THE CRANE CLAN</text:span></text:p>
      <text:p text:style-name="P9"><text:span text:style-name="T1"><text:tab/>The Crane Clan is considered to be the most courtly Clan. Its lands surround Otosan Uchi and the Crane have enough wealth that their samurai can devote themselves to leisure and arts rather than war. Given that the Crane choose a less martial lifestyle, and that they have as their goal the maintenance of a stranglehold on the most influential positions in the Imperial government, it is only natural that they would be the Emperor's right hand in peacetime, the guardians of cultured society and the voice of the line of Hantei. In wartime, the subtleties of court are put aside for the strict discipline of the sword, and the Crane can only be the Emperor's left hand.</text:span></text:p>
      <text:p text:style-name="P9"><text:span text:style-name="T1"><text:tab/>The Crane's strongest resource is their great surplus of rice. Since all daimyo </text:span><text:soft-page-break/><text:span text:style-name="T1">need to stockpile rice to prepare for bad harvest years, there is always a market for Crane rice, even in good years, when merchants take advantage of the cheaper cost of rice.</text:span></text:p>
      <text:p text:style-name="P9"><text:span text:style-name="T1"><text:tab/>The Crane also trade in finished goods, chiefly silk and jade.</text:span></text:p>
      <text:p text:style-name="P9"><text:span text:style-name="T1"><text:tab/>The Crane also take advantage of their unique position along the coastline, which places them bordering every Great Clan except for the Unicorn. For this reason they can secure cheap, safe overland trade routes through their Clan lands to their neighbors, establishing trade relations with most of the merchants in Rokugan. With easy access to so many merchants in so many markets, the Crane can trade better than any other Clan.</text:span></text:p>
      <text:p text:style-name="P9"><text:span text:style-name="T1"><text:tab/>The Doji Family leads the Crane Clan, as the Doji Family daimyo holds the position of Crane Clan Champion. They are based in Crane lands around Otosan Uchi, heavily entangled in the politics of the Imperial Court.</text:span></text:p>
      <text:p text:style-name="P9"><text:span text:style-name="T1"><text:tab/>The Kakita Family is allied to the Doji Family by the marriage of Lady Doji and Kakita. Their lands are just south of Doji lands, and also to the north, where they have taken Lion lands in recent history.Their role in the Crane Clan is to defend the Doji, mainly from the Lion Clan, and also to engage their highly trained artisans in the politics around Lion lands and Otosan Uchi. They are very near to Shiro no Yojin (Castle of Vigilance), which is a Matsu stronghold.</text:span></text:p>
      <text:p text:style-name="P9"><text:soft-page-break/><text:tab/>The Daidoji Family holds a vast stretch of land. Their ancestral home is at Niwa Shita no Kage Toshi (Garden under Shadow City) on the southern tip of Kenkai Hanto Peninsula, and their oldest Families are located on that peninsula and on the lands north of it. However, the Daidoji also hold major castles south of Kakita lands bordering Lion lands, including Shiro Daidoji and Kosaten Shiro (Crossroads Castle). They are very near Shiro Matsu in the southernmost Lion lands. The main role of the Daidoji Family is to serve as the Crane Clan's military. They provide defense against the Lion and the Crab, but they also devote a lot of bushi to keeping the trade routes through Crane lands safe for overland trade. The Daidoji more discreetly also do a lot of illegal trade including opium trafficking, smuggling and prostitution.</text:p>
      <text:p text:style-name="P9"><text:span text:style-name="T1"><text:tab/>The Asahina Family is between the Daidoji and the Yasuki Families. Their lands are </text:span></text:p>
      <text:p text:style-name="P5"/>
      <text:p text:style-name="P4"><text:span text:style-name="T1">THE LION CLAN</text:span></text:p>
      <text:p text:style-name="P9"><text:span text:style-name="T1"><text:tab/>The Lion Clan, having settled the expansive and well-populated plains of Heigen no Otaku west of Otosan Uchi, had the largest population and the largest army. They were also well-supplied, because the plains are fertile. It was only natural that they would offer the services of their large and powerful armies to Hantei. It was also only natural that Hantei would demand the greatest loyalty from the largest army in Rokugan when it was right next to his city. Of all the Clans, </text:span><text:soft-page-break/><text:span text:style-name="T1">only the Lion swear fealty directly to the Emperor; other samurai only swear fealty to their daimyo. The Lion Clan Champion, in wartime, is the Emperor's right hand, leading the Imperial Legions into battle. In peacetime the Lion Clan are considered to be the Emperor's left hand – important but not dominant.</text:span></text:p>
      <text:p text:style-name="P9"><text:tab/>The Lion Clan have ample resources of rice and other cereal grains. They also have rich copper deposits which are mined by the labor of zokujin slaves. These are their best resources, which they can trade easily with most of the Empire. Their biggest needs are armor, weapons and extra rice stockpiles for their large armies. They trade their refined copper directly for as much armor and weapons as they can get, mostly from the Dragon or from the Crab through the Crane.</text:p>
      <text:p text:style-name="P9"><text:tab/>The Clan is led by the Akodo Family daimyo, who holds the position of Lion Clan Champion. Their domains are in northeastern Lion lands, bordering the northernmost Kakita Family domains of Crane lands. Shiro Akodo, the Castle of Loyalty, commands a high hill in distant view of the outlying Lion domains. (Is it in view of the Lion-Crane border? Did the Cranes take over Lion lands near Otosan Uchi?)</text:p>
      <text:p text:style-name="P5"/>
      <text:p text:style-name="P4"><text:span text:style-name="T1">THE SCORPION CLAN</text:span></text:p>
      <text:p text:style-name="P9"><text:span text:style-name="T1"><text:tab/>The Scorpion Clan is located </text:span>far from Otosan Uchi, in isolated lands between the Shinomen Forest and mountains around Beiden Pass and north of Earthquake Fish Bay. They are surrounded by southern Crane lands, <text:soft-page-break/>western Lion lands, southeastern Unicorn lands and Crab lands. The Crab, heavily fortified on all sides and highly martial, are arguably the Clan most able to sustain a coup against the Emperor. The Lion have the largest army in the Empire and threaten the nearby Emperor for that reason. The southern Crane lands are the home of the Daidoji Family, considered to be the foundation of the armies of the Crane. And the Unicorn Clan are the most remote Clan in the Empire. All of these well-armed groups, especially the ones farthest from Otosan Uchi, are of great concern to the Emperor. They are also a danger to the Scorpion, who are not so well-armed as any of them. Therefore the Scorpion serve the Emperor through spying and espionage, running an extensive information network and maintaining courtiers and spies in every city and castle that they can. They are called the Emperor's underhand in peace and war. There are those who would say that the Scorpion are dishonorable, or even that they do not value honor; this is not to be said. The Scorpion Clan values honor as much as every other Clan, and if they did not then their service would not be worthy to be offered to the esteemed line of Hantei.</text:p>
      <text:p text:style-name="P4">[FLAG]</text:p>
      <text:p text:style-name="P4"/>
      <text:p text:style-name="P4"><text:span text:style-name="T1">THE PHOENIX CLAN</text:span></text:p>
      <text:p text:style-name="P6"><text:span text:style-name="T1">Talk about the Phoenix here.</text:span></text:p>
      <text:p text:style-name="P5"/>
      <text:p text:style-name="P4"><text:soft-page-break/><text:span text:style-name="T1">THE DRAGON CLAN</text:span></text:p>
      <text:p text:style-name="P6"><text:span text:style-name="T1">Talk about the Dragon here.</text:span></text:p>
      <text:p text:style-name="P5"/>
      <text:p text:style-name="P4"><text:span text:style-name="T1">THE UNICORN (KI-RIN) CLAN</text:span></text:p>
      <text:p text:style-name="P4"><text:span text:style-name="T1">Talk about the Unicorn here.</text:span></text:p>
      <text:p text:style-name="P5"/>
      <text:p text:style-name="P4"><text:span text:style-name="T1">THE EMERALD CHAMPION AND THE EMERALD MAGISTRATES</text:span></text:p>
      <text:p text:style-name="P4"><text:span text:style-name="T1">Talk about the Emerald Charter and those under it here.</text:span></text:p>
      <text:p text:style-name="P5"/>
      <text:p text:style-name="P9"><text:span text:style-name="T1"><text:tab/>Doji went to the fertile lands southwest of Otosan Uchi. Like Akodo she gained oaths of fealty and taxes in exchange for temples and magic, but she also had to protect herself from Akodo because her armies were not as great. So, she made treaty with Akodo: he would leave her the Osari Plains and everything south of them. In exchange, she would give him rice and money to fuel his campaign of expansion. Although their truce over the Osari Plains did not outlast their deaths, it allowed the two to found their Clans without entering a mutually costly war. Doji also married the great Kakita to cement her control over the warlords, and married one of their daughters to the Yasuki merchant families to profit from their service. She also spared the monasteries, but unlike Akodo she formed a close relationship </text:span><text:soft-page-break/><text:span text:style-name="T1">with them, sponsoring their existence and absorbing their teachings into her Clan.</text:span></text:p>
      <text:p text:style-name="P9"><text:span text:style-name="T1"><text:tab/>Bayushi went to lands watered by the great Gold River, bordering the vast Shinomen Forest. The early Scorpion differed little from the early Crane, except that they were less wealthy and more isolated. It would later shape their unusual role in the Hantei's service.</text:span></text:p>
      <text:p text:style-name="P9"><text:span text:style-name="T1"><text:tab/>Togashi chose the highlands in the north, desiring to build monasteries in the protective stone embrace of the mountains. He also gained the fealty of the warlords in the foothills under Mirumoto, pointing out that they could choose between service to him and facing the ravenously expansive Akodo to their south.</text:span></text:p>
      <text:p text:style-name="P9"><text:span text:style-name="T1"><text:tab/>Shinjo took her warriors and priests to the lands of the nomads and unified the tribes beneath her rule. Her prowess in battle must have been magnificent to have tamed the shiftless mounted warriors of the barren plains, but she was unable to change their culture enough to root them to Rokugan. The Ki-rin Clan would not remain long in Rokugan.</text:span></text:p>
      <text:p text:style-name="P9"><text:span text:style-name="T1"><text:tab/>Shiba's mission was the most unusual. The proud and cultured Isawa were unwilling to lose self-determination, and refused to swear unconditional fealty to Shiba. To gain their fealty, Shiba had to guarantee their autonomy would remain so long as they obeyed loose directives of the Hantei and forswore maho. Desirous of the power of shugendo and fearful of Akodo to their southwest, they had little </text:span><text:soft-page-break/><text:span text:style-name="T1">choice but to agree. Because they were allowed to retain their identity more than any other culture in early Rokugan, the Isawa remain the most stubbornly traditional and separatist Clan, even more so than the Dragon, who are connected to greater Rokugan through their practice of Shinseism.</text:span></text:p>
      <text:p text:style-name="P9"><text:span text:style-name="T1"><text:tab/>The humility of Shiba in giving up primacy to gain the alliegiance of the Isawa is legendary and marveled. Lady Doji explained this extraordinary act: "Shinsei teaches that man, not the Kami, have the power to change the world. Shiba's children will be the wardens of the world, not the makers of it. Their duty is more honorable than ours, for the Master teaches us to know all paths as one. Perhaps only Shiba understands this." Although Shiba's flexibility was certainly commendable, he was hardly giving up very much; the Isawa still pay taxes to the Shiba Champion, and the Shiba Champion still commands great influence and the powers of Life and Death in his Clan.</text:span></text:p>
      <text:p text:style-name="P9"><text:span text:style-name="T1"><text:tab/>The Isawa were a notable exception to the widespread lack of culture. Living near the Isawa Mori, the Isawa were able to protect their settlements with wooden palisades. Behind the safety of their walls, they developed a society under the rule of the prodigal Isawa family. They were more inventive and cultured than any other humans who lived before the Emperor, and their ancient respect for intellectual pursuits persists in the modern Phoenix Clan. The Isawa practiced </text:span><text:soft-page-break/><text:span text:style-name="T1">maho, but they also developed the religion of the Fortunes to its greatest level previous to the centralization of Shinseism. Isawa priests were the leaders of their society, commanding the warriors much like the Isawa command the Shiba today.</text:span></text:p>
      <text:p text:style-name="P9"><text:span text:style-name="T1"><text:tab/>The predecessors of our departed Ki-rin Clan were also different from other early humans. They came from barbarian lands, probably the Burning Sands, and found an easier life in preimperial Rokugan. Rather than settling into farming villages, they wandered the sparse pastures of northwestern Rokugan mounted on their swift horses and following flocks of goats and cattle. In easy times they traded with villages along the Firefly River, and in hard times they raided the same villages. Their customs even in those days were very different from those of the rest of Rokugan; the Ki-rin were wild and shiftless from the beginning.</text:span></text:p>
      <text:p text:style-name="P12"/>
      <text:p text:style-name="P13"><text:span text:style-name="T1">THE LION-PHOENIX WAR: VICTORY WITH NO STRIKE</text:span></text:p>
      <text:p text:style-name="P3"><text:span text:style-name="T1"><text:tab/>The populous Lion Clan by 335 had outgrown the carrying capacity of their lands. Rice harvests were consistently insufficient to feed the clan, and the Lion were increasingly dependent on rice sold by the Crane Clan. The Crane, knowing that the Lion were in dire straits, did not budge in negotiations on the cost of their rice. Desparate for extra farmland and glutted with bushi, the Lion began </text:span><text:soft-page-break/><text:span text:style-name="T1">belligerent negotiations with the Phoenix Clan. As tensions mounted, skirmishes broke out.</text:span></text:p>
      <text:p text:style-name="P3"><text:span text:style-name="T1"><text:tab/>The Battle of Three Stone River in 335 would be the bloodiest and most famous of these early battles, in which a Lion force commanded by Matsu Radeki sustained enormous casualties attacking Phoenix troops who were on vastly superior terrain and were augmented by shugenja. Radeki should not be considered stupid for having taken such a risk; he did not expect the Isawa forces to be participating in the battle, because at that time Isawa-Shiba relations were particularly strained. The antagonistic Phoenix families united against a common enemy despite great animosity, thus making the battle unwinnable for Radeki. Further, although their losses were horrendous, Radeki's troops must be commended for their iron discipline in this battle; as Radeki and several subsequent commanders died leading charges, the troops followed the chain of command and carried on uninterrupted.</text:span></text:p>
      <text:p text:style-name="P3"><text:span text:style-name="T1"><text:tab/>Largely as a result of the highly publicied Battle at Three Stone River, the Lion backed down and tensions between the Lion and Phoenix subsided. However, the resource problems of the Lion remained unresolved. Determined to acquire more farmland, they turned to the south, where their other neighbors the Crane were gathered warily in anticipation of a southward Lion invasion. The Lion </text:span><text:soft-page-break/><text:span text:style-name="T1">played carefully the caution of the Crane, entering diplomatic maneuvers that resulted in a non-aggression pact between the Lion and the Crane early in 353. Immediately afterward the Lion attacked the Phoenix Clan.</text:span></text:p>
      <text:p text:style-name="P3"><text:span text:style-name="T1"><text:tab/>The Phoenix and the Crane were both caught by surprise, and the Lion advanced swiftly through Phoenix lands, starting at Tanima sano no Futari Taisho and finally slowing down once they reached Isawa Mori and Shiro Asako, where their advance ground to a halt. The Crane were not stopped for long by the non-aggression treaty, and pursued a circular route: they declared a trade embargo against the Lion, sent Daidoji troops into Phoenix lands with the mission of supplying the besieged Phoenix, and used them to cut Lion supply lines. Without their supplies the Lion were unable to take Shiro Asako, the tide turned to the Phoenix Clan, and Daidoji intervention made the Battle of Nemui Kaminari Yama conclusive.</text:span></text:p>
      <text:p text:style-name="P3"><text:span text:style-name="T1"><text:tab/>The Lion were forced to negotiate a treaty. They had to relinquish all Phoenix lands they had taken, but to prevent another conflict from the increasingly desparate Lion, the Emperor intervened to grant the Lion rights to tracts of Ki-rin lands. The Lion developed the Ki-rin farmlands to great profit for the next four hundred sixty-two years, until the Unicorn Clan returned. This treaty was signed at Mamoru Kyotei Toshi, the City of the Honored Treaty.</text:span></text:p>
      <text:p text:style-name="P3"><text:soft-page-break/><text:span text:style-name="T1"><text:tab/>Even with the Lion Clan pacified, the Phoenix Clan now had a grievance against the Crane. Isawa Asahina, the Master of Air, blamed the Crane for aggravating the conflict by unwillingness to negotiate and for preventing the Phoenix from extracting revenge from the Lion by forcing the truce after Nemui Kaminari Yama. He led a force of troops and shugenja into Doji lands. To resolve the dispute, the Crane daimyo sent his daughter, Doji Kiriko, in command of Doji forces to stop him. In subsequent negotiations, the Asahina family was formed of the union of Asahina and Kiriko. Asahina became the daimyo of lands and troops far south on the Crane peninsula centered around the temples at Shinden Asahina, and the Crane gained the expertise of superior Isawa shugenja.</text:span></text:p>
      <text:p text:style-name="P3"><text:span text:style-name="T1"/></text:p>
      <text:p text:style-name="P3"><text:span text:style-name="T1">(Sources: </text:span><text:span text:style-name="T3">Legend of the Five </text:span><text:span text:style-name="T1">Rings 1.2 238, Way</text:span><text:span text:style-name="T3"> of the Lion</text:span><text:span text:style-name="T1"> 103, 108-110, </text:span><text:span text:style-name="T3">Way of the Crane </text:span><text:span text:style-name="T1">45, </text:span><text:span text:style-name="T3">Annotated Saga of Ikoma Hatsu I</text:span><text:span text:style-name="T1"> by Ikoma Hatsu XXIII.)</text:span></text:p>
      <text:p text:style-name="P12"/>
      <text:p text:style-name="P13"><text:span text:style-name="T1">THE CRAB-CRANE WAR AND THE YASUKI SPLIT</text:span></text:p>
      <text:p text:style-name="P3"><text:span text:style-name="T1"><text:tab/>The Crab-Crane War that started in 387 proved even more bloody than the Lion-Phoenix conflict that preceded it. It was precipitated by conflicting land claims on the Kenkai Hanto Peninsula, which originally had Crab fortresses and ports on it as well, built for the alleged purpose of maintaining naval power against </text:span><text:soft-page-break/><text:span text:style-name="T1">the Shadowlands. It was further exacerbated by internal discord within the Crane Clan and illicit activities conducted by the Yasuki Family.</text:span></text:p>
      <text:p text:style-name="P3"><text:span text:style-name="T1"><text:tab/>The Yasuki Family lands are located on the Kenkai Hanto Peninsula, surrounded by Daidoji lands. The Yasuki have throughout history conducted in illegal activities including smuggling, opium trading, gambling and the illegal prostitution of geisha. Generally they keep their activities secret, but occasionally Yasuki operations are exposed by magistrates. Whenever this happens they are ordered by the Emperor and by the Crane daimyo to stop their activities immediately. The Yasuki response to this is always to agree, scale back their activities and lay quiet until they are ignored again, at which point they continue with business as usual. Since the Crane Clan typically holds the Emerald Championship, they are able to make sure that the Yasuki are ignored. At this time in history, the Lion Clan held the Emerald Championship, and the Yasuki were hit hard. They won the disfavor of the Hantei. The Crane daimyo Doji Mizobu ordered the Yasuki Family to halt all illegal activities.</text:span></text:p>
      <text:p text:style-name="P3"><text:span text:style-name="T1"><text:tab/>The Daidoji Family took advantage of the Yasuki Family's disgrace to send troops into their lands to absorb them for their own. Normally such a thing would be halted by the Crane daimyo or by the Emperor. However, the Emperor was unwilling to intervene on their behalf because they were in his disfavor. Further, </text:span><text:soft-page-break/><text:span text:style-name="T1">the Hantei was new to the throne and had not yet taken a wife; the Crane could not risk standing against him in any way because they wanted him to marry a Doji girl. The Crane daimyo had to support the Daidoji. It was nearly certain that the Yasuki would be destroyed.</text:span></text:p>
      <text:p text:style-name="P3"><text:span text:style-name="T1"><text:tab/>In 387 the territorial dispute between the Crab and the Crane escalated. The Crane daimyo Doji Mizuhime sent emissaries to Otosan Uchi to request Imperial intervention, but the Crab daimyo Hida Ichido ignored her plan for peace talks and attacked Crane forces on the peninsula. Low on manpower after Victory with No Strike, the Crane relied on a trade embargo to halt the Crab advance, which was initially successful. However, because of the Crab invasion the Daidoji were forced to withdraw Yasuki lands to repel the Crab forces. The Yasuki then petitioned the Crab for protection and membership in their clan, citing a lack of protection from the Crane. The Crab agreed and eagerly snatched up the successful merchant family, moved their troops into Yasuki lands and bought supplies from Yasuki merchants. The Crab attacked Daidoji lands from their new Yasuki strongholds, but by this point the Emperor ordered the Crab and the Crane to lay down their arms. The entire Empire was suffering by the disruption of the rice and fish trade conducted mainly by the Crane. A treaty was signed in which the Crane bitterly relinquished Yasuki lands to the Crab.</text:span></text:p>
      <text:p text:style-name="P3"><text:soft-page-break/><text:span text:style-name="T1"><text:tab/>The Crane Clan has never forgiven the Yasuki Family for its defection. Although they do not actively express their displeasure, the Crab must send Hida ambassadors rather than Yasuki ambassadors to meet with the Crane, because the Crane will be less receptive to a person from a family of defectors. Similarly, the Crane do not send Daidoji ambassadors to the Yasuki because of the undying enmity between those Families. The Crane also have adjusted to cope with the loss of the Yasuki. The Daidoji Family filled in the void left by the Yasuki by picking up their dirty work, and have become the spies, smugglers and drug traffickers of the Crane Clan.</text:span></text:p>
      <text:p text:style-name="P3"><text:span text:style-name="T1"><text:tab/>For their part, the Crab were happy to see the conflict end as it did. They could not maintain a heavy armed presence in Crane lands much longer, because every bushi not in Crab lands is a bushi not defending at the Wall or rooting out bandits. They also gained the Yasuki, which have been a great source of revenue to what was previously the least wealthy Great Clan. With the skilled traders on their side the Crab are able to compete with the Crane in trading around the Kenkai Hanto Peninsula and in more discreet businesses.</text:span></text:p>
      <text:p text:style-name="P3"><text:span text:style-name="T1"/></text:p>
      <text:p text:style-name="P3"><text:span text:style-name="T1">(Sources: </text:span><text:span text:style-name="T3">Way of the Crab 24-25</text:span><text:span text:style-name="T1">, 28, </text:span><text:span text:style-name="T3">Way of the Crane </text:span><text:span text:style-name="T1">46-47, </text:span><text:span text:style-name="T3">Winter Court: Kyuden Kakita</text:span><text:span text:style-name="T1"> 92)</text:span></text:p>
      <text:p text:style-name="P1"><text:soft-page-break/></text:p>
      <text:p text:style-name="P2"><text:span text:style-name="T1">FORMATION OF THE SPARROW CLAN</text:span></text:p>
      <text:p text:style-name="P3"><text:span text:style-name="T1"><text:tab/>The formation of the Sparrow Clan is an unusual occurrence in Rokugani history. In 398, a wealthy Crane merchant named Doji Onegano had the Crane Clan Champion as his guest in his palace and was engaged in heated and delicate negotiations concerning money acquired by the Crane. At a most unfortunate moment Onegano's son Doji Suzume suggested, “Perhaps the Crane should simply give all its wealth to the peasants?” The breakdown of negotiations was immediate and complete. Opinions on exactly what happened vary, but it is generally agreed that Onegano and Suzume were planning to reject the material world and pursue enlightenment. The Clan Champion, highly insulted, demanded that Onegano leave the Clan if he was not comfortable with the opulence of his lifestyle. Onegano requested permission to commit seppuku but was refused by the Emperor, who decreed that Onegano's lands were relinquished to the Hantei and that Onegano would go to impoverished lands west of the Crane Clan and start a new minor clan. Thus the Suzume Family of the Sparrow Clan was formed.</text:span></text:p>
      <text:p text:style-name="P3"><text:span text:style-name="T1"/></text:p>
      <text:p text:style-name="P3"><text:span text:style-name="T1">(Source: </text:span><text:span text:style-name="T3">Way of the Crane</text:span><text:span text:style-name="T1"> 36-39)</text:span></text:p>
      <text:p text:style-name="P1"/>
      <text:p text:style-name="P13"><text:soft-page-break/><text:span text:style-name="T1">THE GAIJIN AND THE BATTLE OF WHITE STAG</text:span></text:p>
      <text:p text:style-name="P9"><text:span text:style-name="T1"><text:tab/>Although they are outside the Celestial Order, gaijin were allowed to trade in Rokugan until 442. Humans are known to live outside of Rokugan on the Burning Sands, in Amijdal, in the Ivory Kingdoms and in stranger lands further west. They came by sea and had gold, spices and other trade goods that were both desirable and valuable in Rokugan, and it was cheaper to allow gaijin merchants to come into Rokugan by sea than it was to trade with them across the Burning Sands. The Hantei allowed gaijin merchants into Rokugan as far as the limits of port cities, and the Crab and Crane traded with them to great profit.</text:span></text:p>
      <text:p text:style-name="P9"><text:span text:style-name="T1"><text:tab/>However, the Hantei eventually could accept their barbaric ways no longer, and forbade gaijin from entering Rokugan under pain of death. The gaijin protested and had to be expelled. They were unwilling to end the trade relationship they had built up with Rokugan, and attempted to win back trade rights by force. They sent a large armed fleet into Otosan Uchi's Golden Sun Bay and landed troops on strategic ground at White Stag.</text:span></text:p>
      <text:p text:style-name="P9"><text:span text:style-name="T1"><text:tab/>The fleet at Otosan Uchi successfully took the harbor and anchored overnight. However, during the night, Rokugani forces secretly crept into the harbor, burned a number of gaijin ships, hijacked two of their lesser ships and used them to ram the gaijin flagship. Although the hijackers died, the flagship sank to </text:span><text:soft-page-break/><text:span text:style-name="T1">the bottom of the harbor. The loss of its leadership was a great blow to the gaijin, who were then defeated by the Crane merchant fleet, which was hastily converted to a war flotilla and attacked under the cover of fog generated by Asahina magic at the orders of Crane Clan Champion Doji Sekidera. This was the Battle of the Raging Seas.</text:span></text:p>
      <text:p text:style-name="P9"><text:span text:style-name="T1"><text:tab/>Meanwhile Imperial Legions faced gaijin land forces at White Stag. The gaijin intended to take Otosan Uchi, and were armed with foreign weapons still not understood by scholars. A direct assault by Lion infantry resulted in staggering casualties, the death of the Lion Clan Champion and the death of the Emperor and his bodyguard. The Imperial Legions retreated to Otosan Uchi and regrouped under the leadership of Matsu Zaruko, who filled the position of Lion Clan Champion until a suitable Akodo successor could be found. The gaijin navy had been destroyed, so the supply lines of the gaijin force at White Stag were cut, leaving them hopeless against Imperial forces. Zaruko led the Legions in a second attack that crushed the gaijin, who were killed to the last man.</text:span></text:p>
      <text:p text:style-name="P9"><text:span text:style-name="T1"><text:tab/>The Battle of White Stag, the only case in which an invading force reached Otosan Uchi, has not been forgotten by Rokugan. To this day, by Imperial decree, gaijin are to be killed on sight in Rokugan and are forbidden to enter Rokugani ports.</text:span></text:p>
      <text:p text:style-name="P9"><text:soft-page-break/><text:span text:style-name="T1"/></text:p>
      <text:p text:style-name="P9"><text:span text:style-name="T1">(Sources: </text:span><text:span text:style-name="T3">Way of the Crane</text:span><text:span text:style-name="T1"> 45, </text:span><text:span text:style-name="T3">Way of the Wolf</text:span><text:span text:style-name="T1"> 40-41, </text:span><text:span text:style-name="T3">Winter Court: Kyuden Kakita</text:span><text:span text:style-name="T1"> 92-93.)</text:span></text:p>
      <text:p text:style-name="P15"/>
      <text:p text:style-name="P13"><text:span text:style-name="T1">IUCHIBAN AND THE BLOODSPEAKERS</text:span></text:p>
      <text:p text:style-name="P3"><text:span text:style-name="T1"><text:tab/>Although maho was made illegal after the founding of the Empire, it is unfortunately the case that some of the subjects of the Hantei continue to practice unclean maho. Maho-tsukai (witches and warlocks; literally, “servants or users of magic”) turn to blood magic to gain power. This is rather vague, but generally, they are peasants and hinin who are dissatisfied with their place in the Celestial Order and seek to become powerful by using dark magic and raising armies of monsters. Even if tsukai begin their blasphemies with their sanity, they cannot keep it. Because of the affliction of the Taint against tsukai, they all eventually become crazed agents of Fu Leng and Jigoku. However, tsukai are not an organized movement against the Empire. They are isolated incidents of impurity and depravity that are immediately suppressed by Imperial law. The most famous example is the Five Nights of Shame in year 400, in which the Phoenix Clan eradicated the entire Snake Clan. The Snake Clan had been practicing maho under the influence of a Shuten Doji, an exceedingly powerful demon. It was further </text:span><text:soft-page-break/><text:span text:style-name="T1">determined that the demon had the power to possess anyone who heard its voice, feeding to the Phoenix Clan's urgency in destroying the outbreak. Although the entire Empire was shocked and appalled by such a ruthless action by the Phoenix Clan, the decision of the Phoenix Clan is generally approved of by historians, and the Hantei did not censure the Phoenix Clan for their actions. There was no organized rebellion of maho-tsukai until 510, when the Bloodspeakers led by Iuchiban rose up against the Hantei, starting the Blood War.</text:span></text:p>
      <text:p text:style-name="P3"><text:span text:style-name="T1"><text:tab/>The words “maho-tsukai” and “Bloodspeaker” are often used interchangeably. Originally, the difference between them was that Bloodspeakers were the followers of Iuchiban and had the specific goal of overthrowing the line of Hantei and the Celestial Order and destroying the Emerald Empire. What made them particularly dangerous was their ability to conceal the Taint, which other tsukai lack. Thus Bloodspeakers could continue to interact with society without being detected. Today, the distinction between a Bloodspeaker and other tsukai is that Bloodspeakers are able to conceal the Taint. Both are criminals who reject the Celestial Order and therefore must be destroyed.</text:span></text:p>
      <text:p text:style-name="P3"><text:span text:style-name="T1"><text:tab/>The exact background of Iuchiban is little-understood. It is not to be said that Iuchiban was descended from the esteemed line of Hantei, although there are rumors to that effect. It is certain that he was an influential and powerful official in </text:span><text:soft-page-break/><text:span text:style-name="T1">the Imperial Court in Otosan Uchi. He found the research of a mad Kuni shugenja on blood magic and carefully studied the text in private, abusing his high position to acquire servants and minor courtiers to fuel his maho. He also entertained strange guests from faraway lands including heartless khadi sorcerers from Amijdal. During this time he cultivated relationships with people who would become his Bloodspeakers, including Asahina Yajinden, his lieutenant and maker of the Bloodswords. Iuchiban's secret blasphemies continued unnoticed for years, but magistrates Soshi Takasaho and Akodo Minobe feared the worst and investigated the disappearances in the Imperial Household at great risk to themselves. They discovered his horrific secret and his concealed Taint. Iuchiban was forced to play his hand immediately.</text:span></text:p>
      <text:p text:style-name="P3"><text:span text:style-name="T1"><text:tab/>In 510, Iuchiban and his Bloodspeakers used evil magic to raise the dead in the Imperial Graveyard. An army of zombies and fearsome revenants formed from the remains of the heroes and Emperors of Rokugan turned against Otosan Uchi. The army of undead was fighting uphill against a united force of Lion and Crane bushi augmented by Phoenix shugenja, and they were eventually driven downhill to the temple where Iuchiban was waiting, at the cost of great casualties. Akodo Minobe stabbed Iuchiban through the heart, but the sorcerer did not die. The Emperor decided that the Kaiu should build an intricate and mighty Tomb in which </text:span><text:soft-page-break/><text:span text:style-name="T1">Iuchiban would be imprisoned forever, and so Iuchiban was chained in the depths of the earth. Asahina Yajinden was captured by the Crane, and after his mind was destroyed by magic, he was left to live out the rest of his days as a gardener in the Imperial Palace.</text:span></text:p>
      <text:p text:style-name="P3"><text:span text:style-name="T1"><text:tab/>Although the rebellion was suppressed, there were still Bloodspeakers spreading their dark knowledge throughout the Empire. Because they were harder to detect, they represented a serious threat to the peace and safety of Rokugan. Therefore the Hantei ordered that the Kuni, who are of all his subjects the most familiar with the Taint, to train a special group of magistrates called Tsukai-sagasu (Witch Hunters), who would be able to distinguish between magic and the Taint, detect the presence of the Taint, ignore the Tainted attacks of Shadowlands monsters and wield Earth magic against monsters. Although grim and fearsome, their task is vital to the Empire, and Kuni Witch Hunters fill their role with the seriousness and dedication it requires.</text:span></text:p>
      <text:p text:style-name="P3"><text:span text:style-name="T1"><text:tab/>Bloodspeaker cells are rare but do exist throughout the Empire in violation of Imperial law and the Celestial Order. They generally try to avoid notice, but sometimes they will escalate activity significantly, raising their undead and monsters to steal the names and blood of entire villages. Even more prized to tsukai are the names of samurai and daimyo, which have great Glory and are </text:span><text:soft-page-break/><text:span text:style-name="T1">therefore usable for powerful black magic. They do this only long enough to steal many names, and immediately go back into hiding somewhere else. To stay active longer is to risk detection, but if they get enough names then they can raise new monsters to bring with them. The more often a Bloodspeaker cell succeeds at this, the more powerful they will be, as they will have accumulated more names and will have a larger army of undead, which can be made to sleep in the soil until they are needed. Therefore it is essential that Bloodspeaker cults be discovered and destroyed as soon as their activities are noticed.</text:span></text:p>
      <text:p text:style-name="P3"><text:span text:style-name="T1"/></text:p>
      <text:p text:style-name="P3"><text:span text:style-name="T1">(Sources: </text:span><text:span text:style-name="T3">Way of the Crab </text:span><text:span text:style-name="T1">29-31, </text:span><text:span text:style-name="T3">Way of the Lion</text:span><text:span text:style-name="T1"> 107, </text:span><text:span text:style-name="T3">Way of the Phoenix</text:span><text:span text:style-name="T1"> 40, </text:span><text:span text:style-name="T3">Winter Court: Kyuden Seppun</text:span><text:span text:style-name="T1"> 33-34, </text:span><text:span text:style-name="T3">Winter Court: Kyuden Kakita</text:span><text:span text:style-name="T1"> 93, </text:span><text:span text:style-name="T3">Way of the Shadowlands</text:span><text:span text:style-name="T1"> 23-90; Ikoma histories.)</text:span></text:p>
      <text:p text:style-name="P17"/>
      <text:p text:style-name="P13"><text:span text:style-name="T1">THE MAW</text:span></text:p>
      <text:p text:style-name="P16"><text:span text:style-name="T1">The Crab Clan was invaded by a major Shadowlands force led by an oni called the Maw in 716. The Maw overran the original wall built by the Crab, and the Kaiu Wall was built during the Battle of the Cresting Wave.</text:span></text:p>
      <text:p text:style-name="P12"/>
      <text:p text:style-name="P13"><text:span text:style-name="T1">IUCHIBAN RETURNS: THE BATTLE OF SLEEPING RIVER</text:span></text:p>
      <text:p text:style-name="P19"><text:soft-page-break/><text:span text:style-name="T1"><text:tab/>The Battle of Sleeping River was fought in 750.</text:span></text:p>
      <text:p text:style-name="P12"/>
      <text:p text:style-name="P13"><text:span text:style-name="T1">THE UNICORN CLAN RETURNS</text:span></text:p>
      <text:p text:style-name="P9"><text:span text:style-name="T1"><text:tab/>The Battle of White Shore Plain resolved the return of the Unicorn Clan in 815.</text:span></text:p>
      <text:p text:style-name="P12"/>
      <text:p text:style-name="P13"><text:span text:style-name="T1">THE KITSUKI FAMILY IS FORMED</text:span></text:p>
      <text:p text:style-name="P9"><text:span text:style-name="T1"><text:tab/>The Kitsuki Family was formed in 820 by Agasha Kitsuki due to a combination of factors including internal tension in the Agasha Family and the displacement of Mirumoto samurai by the returning Unicorn Clan.</text:span></text:p>
      <text:p text:style-name="P9"><text:span text:style-name="T1"><text:tab/>Before the Kitsuki split, the Agasha Family was made up of two major groups. One was mostly interested in mining, agriculture and the manufacturing of finished goods. They ran the Dragon Clan's gold mines, studied metallurgy and produced the hardiest seeds in Rokugan, seeds suitable to grow even in the mountains of the Dragon Clan. The other branch was more interested in herbalism, autopsies and investigative techniques, and specialized in magistrate work. Over time the two branches became increasingly specialized such that they were more reliant on one another, and began to behave more competitively, as if they were different Families. Their increasingly competitive relationship and increasing </text:span><text:soft-page-break/><text:span text:style-name="T1">separation from one another created tension within the Agasha Family that necessitated a split by the early ninth century.</text:span></text:p>
      <text:p text:style-name="P9"><text:span text:style-name="T1"><text:tab/>Agasha Kitsuki was a nephew of the Agasha Family daimyo and a student at the Agasha shugenja school. As a student he was very interested in the natural philosophy of the Agasha, in particular the writings of Agasha herself, but shunned the more ephemeral studies of metaphysics required by the school. He had a personal interest in riddles, puzzles and finally human psychology. It is said that Kitsuki was able to determine aspects of a man's personality merely by observing his behavior. He also sought out magicians and swindlers to learn sleight of hand and “one look” tricks. Kitsuki was also a rebellious intellectual cultivating a theory of objective epistemology that contradicted traditional Rokugani subjective epistemology. While clearly brilliant, Agasha Kitsuki was neglecting his shugenja studies and was very non-conformist besides, and was threatened with expulsion several times.</text:span></text:p>
      <text:p text:style-name="P9"><text:span text:style-name="T1"><text:tab/>After Agasha Kitsuki managed to graduate from the Agasha school he was assigned to be yoriki to a magistrate. In this capacity he was very successful, and his career as a magistrate reached its climax when he uncovered and averted an assassination plot against the Mirumoto Family daimyo, Mirumoto Januko. Several thousand Mirumoto samurai had been displaced by the return of the Unicorn Clan </text:span><text:soft-page-break/><text:span text:style-name="T1">and assigned to be a roving army to defend the new Unicorn border, in part because the Dragon Clan did not trust the newly arrived Unicorn to respect their treaties, and in part because Mirumoto Januko did not know how to handle so many landless samurai. However, several of the displaced daimyo were angry about being stripped of their lands to appease the Unicorn and plotted a coup against Januko in which they intended to take the lands of his House and seize control of the Mirumoto Family with their roving army. Fortunately, Agasha Kitsuki discovered their conspiracy and carried out an investigation resulting in their arrest. The conspirators were granted permission to commit seppuku.</text:span></text:p>
      <text:p text:style-name="P9"><text:span text:style-name="T1"><text:tab/>Although the plot was averted, the Dragon Clan was left with major problems on its hands: the tension in the Agasha Family which was threatening to become a war in itself, and there was still a dangerous number of displaced, landless samurai. The Kitsuki Family was created to solve both problems. For his service, Agasha Kitsuki was promoted to the status of daimyo of a new Family that would bear his name. The Family was formed out of the Agasha houses preferring magistrate practices and from the displaced Mirumoto samurai. The actual House of Kitsuki is very small compared to the number of samurai descended from Agasha and Mirumoto houses in the Kitsuki Family.</text:span></text:p>
      <text:p text:style-name="P9"><text:span text:style-name="T1"><text:tab/>The Kitsuki remain a valued and respected Family in the Empire. They </text:span><text:soft-page-break/><text:span text:style-name="T1">produce the finest magistrates and courtiers of the Dragon Clan, and their talents are augmented by the Kitsuki Method of investigative techniques, which relies heavily on physical evidence derived from autopsies and investigation. The Kitsuki also are sensitive to the unreliability of perceptions and testimony; Agasha Kitsuki performed a number of experiments proving the unreliability of memory in testimony, and the magistrates who learn from his school are all taught of his discoveries.</text:span></text:p>
      <text:p text:style-name="P19"><text:span text:style-name="T1"/></text:p>
      <text:p text:style-name="P19"><text:span text:style-name="T1">(Source: </text:span><text:span text:style-name="T3">Way of the Dragon</text:span><text:span text:style-name="T1"> 31-37, 96-97)</text:span></text:p>
      <text:p text:style-name="P12"/>
      <text:p text:style-name="P13"><text:span text:style-name="T1">THE PRESENT</text:span></text:p>
      <text:p text:style-name="P12"/>
      <text:p text:style-name="P12"/>
      <text:p text:style-name="P13"><text:span text:style-name="T1">Asako Inquisitors versus Witch Hunters</text:span></text:p>
      <text:p text:style-name="P13"><text:span text:style-name="T1"><text:tab/>The Asako Inquisitors were formed in response to Isawa Akuma to function as internal police to the Phoenix Clan. They would find tsukai in the Phoenix Clan and destroy them. After the Blood War and the rise of the Bloodspeakers, the Hantei expanded the role of the Inquisitors to police all of Rokugan, and gave their organization the authority of Emerald Magistrates. They were increased to even </text:span><text:soft-page-break/><text:span text:style-name="T1">greater power after the Battle of Sleeping River, and are primarily legislators and legal experts concerning maho and magic. They work closely with Witch Hunters.</text:span></text:p>
      <text:p text:style-name="P13"><text:span text:style-name="T1">Witch Hunters have a more broad role of hunting down and destroying any Shadowlands creatures or corruption inside the Empire. They have absolute authority to execute tsukai and monitor Tainted humans. They are the investigators and enforcers of the Asako Inquisitors. They are so serious and dedicated, and viewed so seriously by others in the Empire, that their organizations are beyond Family and Clan politics. However, they are so ruthless and zealous in their duty that they are feared in the Empire as much as they are respected and valued. The tactics of the Witch Hunters sometimes run into violent strongarm tactics.</text:span></text:p>
      <text:p text:style-name="P13"><text:span text:style-name="T1">More broadly, Shadowlands and Taint related events in the Empire are under the jurisdiction of Emerald Magistrates. This is often overlooked, since most Emerald Magistrates do not encounter Jigoku's agents, and whenever they do encounter Jigoku they refer the matter to the Inquisitors.</text:span></text:p>
      <text:p text:style-name="P13"><text:span text:style-name="T1"/></text:p>
      <text:p text:style-name="P13"><text:span text:style-name="T1">(Source: </text:span><text:span text:style-name="T3">Way of the Shadowlands</text:span><text:span text:style-name="T1"> 36.)</text:span></text:p>
      <text:p text:style-name="P12"/>
      <text:p text:style-name="P13"><text:span text:style-name="T1">Kuni Nakanu</text:span></text:p>
      <text:p text:style-name="P13"><text:soft-page-break/><text:span text:style-name="T1"><text:tab/>Kuni Nakanu was the shugenja to first research and identify the Taint. Specifically, he discovered the presence of the Taint in corpses. In his research he raised a number of zombies, and they killed him before he realized the full danger of his work. His research would become a staple in the erudition of tsukai and Bloodspeakers.</text:span></text:p>
      <text:p text:style-name="P13"><text:span text:style-name="T1">(Source: </text:span><text:span text:style-name="T3">Way of the Shadowlands</text:span><text:span text:style-name="T1"> 27.)</text:span></text:p>
      <text:p text:style-name="P12"/>
      <text:p text:style-name="P13"><text:span text:style-name="T1">The Battle of Stolen Graves led to the adoption of cremation as the funeral custom of Rokugan. (Source: </text:span><text:span text:style-name="T3">Way of the Shadowlands</text:span><text:span text:style-name="T1"> 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Mono" svg:font-family="'Bitstream Vera Sans Mono'" style:font-family-generic="roman" style:font-pitch="variable"/>
    <style:font-face style:name="Bitstream Vera Serif" svg:font-family="'Bitstream Vera Serif'"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erif1" svg:font-family="'Bitstream Vera Serif'"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default-outline-level="" style:class="list">
      <style:text-properties style:font-name="Bitstream Vera Serif" fo:font-family="'Bitstream Vera Serif'"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35in" fo:margin-bottom="0in" loext:contextual-spacing="false"/>
      <style:text-properties style:font-name="Bitstream Vera Serif" fo:font-family="'Bitstream Vera Serif'" style:font-family-generic="roman" style:font-pitch="variable" fo:font-size="10pt" fo:language="en" fo:country="US" fo:font-style="italic" style:font-size-asian="10pt" style:font-style-asian="italic"/>
    </style:style>
    <style:style style:name="Index" style:family="paragraph" style:parent-style-name="Standard" style:default-outline-level="" style:class="index">
      <style:text-properties style:font-name="Bitstream Vera Serif" fo:font-family="'Bitstream Vera Serif'" style:font-family-generic="roman" style:font-pitch="variable" fo:font-size="12pt" fo:language="en" fo:country="US" style:font-size-asian="12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rst_20_line_20_indent" style:display-name="First line indent" style:family="paragraph" style:default-outline-level="" style:class="text">
      <style:paragraph-properties fo:margin-left="0in" fo:margin-right="0in" fo:text-indent="0.1957in" style:auto-text-indent="false"/>
      <style:text-properties style:font-name="Bitstream Vera Serif" fo:font-family="'Bitstream Vera Serif'"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anging_20_indent" style:display-name="Hanging indent" style:family="paragraph" style:default-outline-level="" style:class="text">
      <style:paragraph-properties fo:margin-left="0.3929in" fo:margin-right="0in" fo:margin-top="0in" fo:margin-bottom="0.0835in" loext:contextual-spacing="false" fo:text-indent="-0.1957in" style:auto-text-indent="false">
        <style:tab-stops>
          <style:tab-stop style:position="0.3929in"/>
        </style:tab-stops>
      </style:paragraph-properties>
      <style:text-properties style:font-name="Bitstream Vera Serif" fo:font-family="'Bitstream Vera Serif'"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Bitstream Vera Sans" fo:font-family="'Bitstream Vera Sans'"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Bitstream Vera Sans" fo:font-family="'Bitstream Vera Sans'"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Bitstream Vera Sans" fo:font-family="'Bitstream Vera Sans'" style:font-family-generic="swiss"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default-outline-level="">
      <style:paragraph-properties fo:margin-left="0.5in" fo:margin-right="0in" fo:text-indent="-0.2992in" style:auto-text-indent="false"/>
    </style:style>
    <style:style style:name="Numbered_20_Heading_20_1" style:display-name="Numbered Heading 1" style:family="paragraph" style:default-outline-level="">
      <style:paragraph-properties>
        <style:tab-stops>
          <style:tab-stop style:position="0.2992in"/>
        </style:tab-stops>
      </style:paragraph-properties>
    </style:style>
    <style:style style:name="Numbered_20_Heading_20_2" style:display-name="Numbered Heading 2" style:family="paragraph" style:default-outline-level="">
      <style:paragraph-properties>
        <style:tab-stops>
          <style:tab-stop style:position="0.2992in"/>
        </style:tab-stops>
      </style:paragraph-properties>
    </style:style>
    <style:style style:name="Numbered_20_Heading_20_3" style:display-name="Numbered Heading 3" style:family="paragraph"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Preformatted_20_Text" style:display-name="Preformatted Text" style:family="paragraph" style:parent-style-name="Standard" style:default-outline-level="" style:class="html">
      <style:text-properties style:font-name="Bitstream Vera Sans Mono" fo:font-family="'Bitstream Vera Sans Mono'" style:font-family-generic="roman" style:font-pitch="variable" fo:font-size="10pt" fo:language="en" fo:country="US" style:font-size-asian="10pt"/>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ext_20_body_20__28_user_29_" style:display-name="Text body (user)" style:family="paragraph" style:default-outline-level="">
      <style:text-properties style:font-name="Bitstream Vera Serif" fo:font-family="'Bitstream Vera Serif'" style:font-family-generic="roman" style:font-pitch="variable" fo:font-size="12pt" fo:language="en" fo:country="US" style:font-size-asian="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fo:font-family="Times" style:font-family-generic="roman" style:font-pitch="variable" fo:font-size="12pt" style:font-name-asian="Bitstream Vera Serif1" style:font-family-asian="'Bitstream Vera Serif'"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default-outline-level="">
      <style:paragraph-properties fo:margin-left="0.5in" fo:margin-right="0in" fo:text-indent="-0.2992in" style:auto-text-indent="fals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Absatz-Standardschriftart" style:family="text">
      <style:text-properties style:font-name="Times New Roman" fo:font-family="'Times New Roman'" style:font-family-generic="roman" style:font-pitch="variable" fo:font-size="10pt" fo:language="en" fo:country="US" style:font-size-asian="10pt"/>
    </style:style>
    <style:style style:name="Endnote_20_anchor" style:display-name="Endnote anchor" style:family="text">
      <style:text-properties style:text-position="super 58%" fo:font-size="10pt" style:font-size-asian="10pt"/>
    </style:style>
    <style:style style:name="Endnote_20_Symbol" style:display-name="Endnote Symbol" style:family="text"/>
    <style:style style:name="Footnote_20_anchor" style:display-name="Footnote anchor" style:family="text">
      <style:text-properties style:text-position="super 58%" fo:font-size="10pt" style:font-size-asian="10pt"/>
    </style:style>
    <style:style style:name="Footnote" style:family="text">
      <style:text-properties fo:font-size="10pt" style:font-size-asian="10pt"/>
    </style:style>
    <style:style style:name="Numbering_20_Symbols" style:display-name="Numbering Symbols" style:family="text">
      <style:text-properties style:font-name="Times New Roman" fo:font-family="'Times New Roman'" style:font-family-generic="roman" style:font-pitch="variable" fo:font-size="10pt" fo:language="en" fo:country="US"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2-07T03:01:15.899899973</dc:date>
    <meta:editing-duration>PT7M30S</meta:editing-duration>
    <meta:editing-cycles>1</meta:editing-cycles>
    <meta:generator>LibreOffice/5.0.2.2$Linux_X86_64 LibreOffice_project/00m0$Build-2</meta:generator>
    <meta:document-statistic meta:table-count="0" meta:image-count="0" meta:object-count="0" meta:page-count="51" meta:paragraph-count="163" meta:word-count="11021" meta:character-count="65493" meta:non-whitespace-character-count="54534"/>
  </office:meta>
</office:document-meta>
</file>